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RobotoDraft, Helvetica, Arial, sans-serif"/>
    <style:font-face style:name="apple-system" svg:font-family="apple-system, BlinkMacSystemFont, 'Segoe UI', Roboto, Helvetica, Arial,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62626" fo:letter-spacing="normal" fo:font-style="normal" fo:font-weight="normal"/>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list-style-name="L1">
      <style:paragraph-properties fo:margin-left="0.1563in" fo:margin-right="0in" fo:margin-top="0.0835in" fo:margin-bottom="0.0835in" fo:line-height="170%" fo:orphans="2" fo:widows="2" fo:text-indent="0in" style:auto-text-indent="false"/>
    </style:style>
    <style:style style:name="T1" style:family="text">
      <style:text-properties fo:font-variant="normal" fo:text-transform="none" fo:color="#262626" fo:letter-spacing="normal" fo:font-style="normal" fo:font-weight="normal"/>
    </style:style>
    <style:style style:name="T2" style:family="text">
      <style:text-properties fo:font-variant="normal" fo:text-transform="none" fo:color="#262626" fo:letter-spacing="normal" fo:font-style="normal" fo:font-weight="bold"/>
    </style:style>
    <style:style style:name="T3" style:family="text">
      <style:text-properties fo:font-variant="normal" fo:text-transform="none" fo:color="#262626" style:font-name="apple-system" fo:font-size="12pt" fo:letter-spacing="normal" fo:font-style="normal" fo:font-weight="bold"/>
    </style:style>
    <style:style style:name="T4" style:family="text">
      <style:text-properties fo:font-variant="normal" fo:text-transform="none" fo:color="#262626" style:font-name="apple-system" fo:font-size="12pt" fo:letter-spacing="normal" fo:font-style="normal" fo:font-weight="normal"/>
    </style:style>
    <style:style style:name="T5" style:family="text">
      <style:text-properties fo:font-variant="normal" fo:text-transform="none" fo:color="#0075bf" style:text-line-through-style="none" style:font-name="apple-system" fo:font-size="12pt" fo:letter-spacing="normal" fo:font-style="normal" style:text-underline-style="none" fo:font-weight="bold" style:text-blinking="false"/>
    </style:style>
    <style:style style:name="T6" style:family="text">
      <style:text-properties fo:font-variant="normal" fo:text-transform="none" fo:color="#0075bf" style:text-line-through-style="none" style:font-name="apple-system" fo:font-size="12pt" fo:letter-spacing="normal" fo:font-style="normal" style:text-underline-style="none" fo:font-weight="normal" style:text-blinking="false"/>
    </style:style>
    <style:style style:name="T7" style:family="text">
      <style:text-properties fo:font-variant="normal" fo:text-transform="none" fo:color="#0075bf" style:text-line-through-style="none" fo:letter-spacing="normal" fo:font-style="normal" style:text-underline-style="none" fo:font-weight="bold"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riends,</text:p>
      <text:p text:style-name="P2"><text:span text:style-name="T1">We want to extend a very warm </text:span><text:span text:style-name="Strong_20_Emphasis"><text:span text:style-name="T2">thank you</text:span></text:span><text:span text:style-name="T1"> for your ongoing support of open data publishing and innovative reuse of archaeological data. Your encouragement, advice, ideas, and support have contributed to many successes during this challenging year. Find out more about these milestones by following the links to the various news items at the end of this letter.</text:span></text:p>
      <text:list xml:id="list723353792478624712" text:style-name="L1">
        <text:list-item>
          <text:p text:style-name="P3"><text:span text:style-name="Strong_20_Emphasis"><text:span text:style-name="T3">Challenge Grant Progress: </text:span></text:span><text:span text:style-name="T4">We have made great strides with our NEH Challenge Grant campaign, working toward ten years of support for our programs in data publishing, data literacy, and sustainability. We are half-way through our campaign and are delighted to let you know that with your help </text:span><text:span text:style-name="Emphasis"><text:span text:style-name="T4">we’ve already raised 70% of our goal of $1.5 million! </text:span></text:span><text:span text:style-name="T4">But </text:span><text:span text:style-name="Strong_20_Emphasis"><text:span text:style-name="T3">we still have $80,000 to raise </text:span></text:span><text:span text:style-name="T4">by early 2021 and hope that you can </text:span><text:a xlink:type="simple" xlink:href="https://alexandriaarchive.us7.list-manage.com/track/click?u=6470cad16d882242af28b5771&amp;id=8bd03ecdb2&amp;e=415ae4a37a" office:target-frame-name="_blank" xlink:show="new" text:style-name="Internet_20_link" text:visited-style-name="Visited_20_Internet_20_Link"><text:span text:style-name="Strong_20_Emphasis"><text:span text:style-name="T5">help us reach that goal by making a year-end contribution</text:span></text:span></text:a><text:span text:style-name="T4">. After that, we will be on the home stretch to raise the final $400,000 of the NEH challenge grant in order to release the remainder of the matching funds. </text:span><text:a xlink:type="simple" xlink:href="https://alexandriaarchive.us7.list-manage.com/track/click?u=6470cad16d882242af28b5771&amp;id=2fe6a23785&amp;e=415ae4a37a" office:target-frame-name="_blank" xlink:show="new" text:style-name="Internet_20_link" text:visited-style-name="Visited_20_Internet_20_Link"><text:span text:style-name="T6">With your help, we will succeed!</text:span></text:a></text:p>
        </text:list-item>
        <text:list-item>
          <text:p text:style-name="P3"><text:span text:style-name="Strong_20_Emphasis"><text:span text:style-name="T3">Launch of our Data Literacy Program</text:span></text:span><text:span text:style-name="T4">: A grant of $610,000 from The Andrew W. Mellon Foundation provides three years of support for a new </text:span><text:a xlink:type="simple" xlink:href="https://alexandriaarchive.us7.list-manage.com/track/click?u=6470cad16d882242af28b5771&amp;id=caef4ff6d1&amp;e=415ae4a37a" office:target-frame-name="_blank" xlink:show="new" text:style-name="Internet_20_link" text:visited-style-name="Visited_20_Internet_20_Link"><text:span text:style-name="T6">Data Literacy Program</text:span></text:a><text:span text:style-name="T4">. Through archaeology, a discipline that captures the public imagination and challenges preconceptions about society, history and culture, this program will make data empowering to broader and more diverse communities.</text:span></text:p>
        </text:list-item>
        <text:list-item>
          <text:p text:style-name="P3"><text:span text:style-name="Strong_20_Emphasis"><text:span text:style-name="T3">Expansion of our Team</text:span></text:span><text:span text:style-name="T4">: We hired </text:span><text:a xlink:type="simple" xlink:href="https://alexandriaarchive.us7.list-manage.com/track/click?u=6470cad16d882242af28b5771&amp;id=6e5bc5cd36&amp;e=415ae4a37a" office:target-frame-name="_blank" xlink:show="new" text:style-name="Internet_20_link" text:visited-style-name="Visited_20_Internet_20_Link"><text:span text:style-name="T6">four new team members</text:span></text:a><text:span text:style-name="T4"> who will work together to build the Data Literacy Program and explore sustainability models around open archaeological data. These hires not only build capacity for our programs, but they provide much-needed employment opportunities for the next generation of archaeological educators during this time of catastrophic funding cuts and hiring freezes.</text:span></text:p>
        </text:list-item>
        <text:list-item>
          <text:p text:style-name="P3"><text:soft-page-break/><text:span text:style-name="Strong_20_Emphasis"><text:span text:style-name="T3">Outreach:</text:span></text:span><text:span text:style-name="T4"> We collaborated on two research papers (</text:span><text:a xlink:type="simple" xlink:href="https://alexandriaarchive.us7.list-manage.com/track/click?u=6470cad16d882242af28b5771&amp;id=43b2a3ec21&amp;e=415ae4a37a" office:target-frame-name="_blank" xlink:show="new" text:style-name="Internet_20_link" text:visited-style-name="Visited_20_Internet_20_Link"><text:span text:style-name="T6">Identifying Opportunities for Collective Curation During Archaeological Excavations</text:span></text:a><text:span text:style-name="T4">and </text:span><text:a xlink:type="simple" xlink:href="https://alexandriaarchive.us7.list-manage.com/track/click?u=6470cad16d882242af28b5771&amp;id=2fb36734ba&amp;e=415ae4a37a" office:target-frame-name="_blank" xlink:show="new" text:style-name="Internet_20_link" text:visited-style-name="Visited_20_Internet_20_Link"><text:span text:style-name="T6">Archaeological Analysis in the Information Age: Guidelines for Maximizing the Reach, Comprehensiveness, and Longevity of Data</text:span></text:a><text:span text:style-name="T4">), participated in a webinar </text:span><text:a xlink:type="simple" xlink:href="https://alexandriaarchive.us7.list-manage.com/track/click?u=6470cad16d882242af28b5771&amp;id=5d55a646f6&amp;e=415ae4a37a" office:target-frame-name="_blank" xlink:show="new" text:style-name="Internet_20_link" text:visited-style-name="Visited_20_Internet_20_Link"><text:span text:style-name="T6">Designing, Timing, and Determining the Feasibility of Curatorial Interventions to Support Data Reuse</text:span></text:a><text:span text:style-name="Emphasis"><text:span text:style-name="T4">, </text:span></text:span><text:span text:style-name="T4">and organized a conference forum on integrating excavation and specialist data.</text:span></text:p>
        </text:list-item>
        <text:list-item>
          <text:p text:style-name="P3"><text:span text:style-name="Strong_20_Emphasis"><text:span text:style-name="T3">Integrating Digital Data with Monograph Publications:</text:span></text:span><text:span text:style-name="T4"> Open Context has achieved major milestones in enhancing conventional archaeological publishing. We supported data and 3-D model dissemination for a groundbreaking hybrid publishing project, </text:span><text:a xlink:type="simple" xlink:href="https://alexandriaarchive.us7.list-manage.com/track/click?u=6470cad16d882242af28b5771&amp;id=7984dbe20c&amp;e=415ae4a37a" office:target-frame-name="_blank" xlink:show="new" text:style-name="Internet_20_link" text:visited-style-name="Visited_20_Internet_20_Link"><text:span text:style-name="Emphasis"><text:span text:style-name="T6">Visualizing Votive Practice</text:span></text:span></text:a><text:span text:style-name="T4">, an open access archaeological monograph of Iron Age sculpture from Cyprus. This year also saw the publication of </text:span><text:a xlink:type="simple" xlink:href="https://alexandriaarchive.us7.list-manage.com/track/click?u=6470cad16d882242af28b5771&amp;id=98d7e7d630&amp;e=415ae4a37a" office:target-frame-name="_blank" xlink:show="new" text:style-name="Internet_20_link" text:visited-style-name="Visited_20_Internet_20_Link"><text:span text:style-name="T6">objects from the 1901-1905 excavations at Naga ed-Deir</text:span></text:a><text:span text:style-name="T4">, Egypt, with Open Context providing a link between objects in the Hearst Museum collection and the </text:span><text:a xlink:type="simple" xlink:href="https://alexandriaarchive.us7.list-manage.com/track/click?u=6470cad16d882242af28b5771&amp;id=c91463e624&amp;e=415ae4a37a" office:target-frame-name="_blank" xlink:show="new" text:style-name="Internet_20_link" text:visited-style-name="Visited_20_Internet_20_Link"><text:span text:style-name="T6">published book</text:span></text:a><text:span text:style-name="T4">. These kinds of exploratory publication projects help us identify the good practices and workflows needed to make free and open access data sharing, 3D models, and other digital media a more routine, valued, and expected outcome of all archaeological publishing.</text:span></text:p>
        </text:list-item>
        <text:list-item>
          <text:p text:style-name="P3"><text:span text:style-name="Strong_20_Emphasis"><text:span text:style-name="T3">Collaborations beyond Archaeology: </text:span></text:span><text:span text:style-name="T4">This fall, we joined a large, multidisciplinary collaborative initiative that has won a multi-year National Science Foundation grant. The </text:span><text:a xlink:type="simple" xlink:href="https://alexandriaarchive.us7.list-manage.com/track/click?u=6470cad16d882242af28b5771&amp;id=63c1fad7ec&amp;e=415ae4a37a" office:target-frame-name="_blank" xlink:show="new" text:style-name="Internet_20_link" text:visited-style-name="Visited_20_Internet_20_Link"><text:span text:style-name="T6">Internet of Samples</text:span></text:a><text:span text:style-name="T4"> (iSamples) project will develop key information services needed to make data about material samples, including archaeological artifacts, easier to discover and use for science.</text:span></text:p>
        </text:list-item>
      </text:list>
      <text:p text:style-name="P2"><text:span text:style-name="T1">During this challenging pandemic year, we are grateful that we have been able to continue our operations and even expand. These exciting new programs would not be possible without our </text:span><text:soft-page-break/><text:span text:style-name="T1">community of supporters. We are so grateful for your past support and we hope you will consider </text:span><text:a xlink:type="simple" xlink:href="https://alexandriaarchive.us7.list-manage.com/track/click?u=6470cad16d882242af28b5771&amp;id=31fbad0cbb&amp;e=415ae4a37a" office:target-frame-name="_blank" xlink:show="new" text:style-name="Internet_20_link" text:visited-style-name="Visited_20_Internet_20_Link"><text:span text:style-name="Strong_20_Emphasis"><text:span text:style-name="T7">making a charitable contribution to this work to expand access to archaeology.</text:span></text:span></text:a></text:p>
      <text:p text:style-name="P1">On behalf of the AAI / Open Context team, I wish you and your loved ones a peaceful holiday season and happiness in the coming year!</text:p>
      <text:p text:style-name="P1">Sarah Kansa, Executive Director, AAI / Open Con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RobotoDraft, Helvetica, Arial, sans-serif"/>
    <style:font-face style:name="apple-system" svg:font-family="apple-system, BlinkMacSystemFont, 'Segoe UI', Roboto, Helvetica, Arial,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 B</meta:initial-creator>
    <meta:creation-date>2021-03-01T10:23:27.05</meta:creation-date>
    <meta:document-statistic meta:table-count="0" meta:image-count="0" meta:object-count="0" meta:page-count="3" meta:paragraph-count="11" meta:word-count="618" meta:character-count="4017"/>
    <dc:date>2021-03-01T10:23:56.85</dc:date>
    <dc:creator>g B</dc:creator>
    <meta:editing-duration>PT29S</meta:editing-duration>
    <meta:editing-cycles>1</meta:editing-cycles>
    <meta:generator>OpenOffice/4.1.5$Win32 OpenOffice.org_project/415m1$Build-9789</meta:generator>
  </office:meta>
</office:document-meta>
</file>